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-group>
          <table:table-column table:style-name="co1" table:default-cell-style-name="ce1"/>
          <table:table-column-group>
            <table:table-column table:style-name="co1" table:default-cell-style-name="ce1"/>
            <table:table-column-group>
              <table:table-column table:style-name="co1" table:default-cell-style-name="ce1"/>
              <table:table-column-group>
                <table:table-column table:style-name="co1" table:default-cell-style-name="ce1"/>
                <table:table-column-group>
                  <table:table-column table:style-name="co1" table:default-cell-style-name="ce1"/>
                  <table:table-column-group>
                    <table:table-column table:style-name="co1" table:default-cell-style-name="ce1"/>
                    <table:table-column-group>
                      <table:table-column table:style-name="co1" table:number-columns-repeated="2" table:default-cell-style-name="ce1"/>
                    </table:table-column-group>
                    <table:table-column table:style-name="co1" table:default-cell-style-name="ce1"/>
                  </table:table-column-group>
                  <table:table-column table:style-name="co1" table:default-cell-style-name="ce1"/>
                </table:table-column-group>
                <table:table-column table:style-name="co1" table:default-cell-style-name="ce1"/>
              </table:table-column-group>
              <table:table-column table:style-name="co1" table:default-cell-style-name="ce1"/>
            </table:table-column-group>
            <table:table-column table:style-name="co1" table:default-cell-style-name="ce1"/>
          </table:table-column-group>
          <table:table-column table:style-name="co1" table:default-cell-style-name="ce1"/>
        </table:table-column-group>
        <table:table-column table:style-name="co1" table:number-columns-repeated="2" table:default-cell-style-name="ce1"/>
        <table:table-column-group>
          <table:table-column table:style-name="co1" table:default-cell-style-name="ce1"/>
          <table:table-column-group>
            <table:table-column-group>
              <table:table-column table:style-name="co1" table:default-cell-style-name="ce1"/>
              <table:table-column-group>
                <table:table-column-group>
                  <table:table-column table:style-name="co1" table:default-cell-style-name="ce1"/>
                  <table:table-column-group>
                    <table:table-column-group>
                      <table:table-column table:style-name="co1" table:default-cell-style-name="ce1"/>
                    </table:table-column-group>
                    <table:table-column table:style-name="co1" table:default-cell-style-name="ce1"/>
                  </table:table-column-group>
                </table:table-column-group>
                <table:table-column table:style-name="co1" table:default-cell-style-name="ce1"/>
              </table:table-column-group>
            </table:table-column-group>
            <table:table-column table:style-name="co1" table:default-cell-style-name="ce1"/>
          </table:table-column-group>
        </table:table-column-group>
        <table:table-column table:style-name="co1" table:number-columns-repeated="2" table:default-cell-style-name="ce1"/>
        <table:table-column-group>
          <table:table-column-group>
            <table:table-column-group>
              <table:table-column-group>
                <table:table-column-group>
                  <table:table-column-group>
                    <table:table-column-group>
                      <table:table-column table:style-name="co1" table:default-cell-style-name="ce1"/>
                    </table:table-column-group>
                  </table:table-column-group>
                </table:table-column-group>
              </table:table-column-group>
            </table:table-column-group>
          </table:table-column-group>
        </table:table-column-group>
        <table:table-column table:style-name="co1" table:number-columns-repeated="2" table:default-cell-style-name="ce1"/>
        <table:table-column-group>
          <table:table-column-group>
            <table:table-column-group>
              <table:table-column-group>
                <table:table-column-group>
                  <table:table-column-group>
                    <table:table-column-group>
                      <table:table-column table:style-name="co1" table:default-cell-style-name="ce1"/>
                    </table:table-column-group>
                  </table:table-column-group>
                </table:table-column-group>
              </table:table-column-group>
            </table:table-column-group>
          </table:table-column-group>
        </table:table-column-group>
        <table:table-column table:style-name="co1" table:number-columns-repeated="16354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56"/>
        </table:table-row>
        <table:table-row-group>
          <table:table-row table:style-name="ro1">
            <table:table-cell office:value-type="float" office:value="1" table:style-name="ce1">
              <text:p>1</text:p>
            </table:table-cell>
            <table:table-cell table:number-columns-repeated="16383" table:style-name="ce1"/>
          </table:table-row>
          <table:table-row-group>
            <table:table-row table:style-name="ro1">
              <table:table-cell office:value-type="float" office:value="2" table:style-name="ce1">
                <text:p>2</text:p>
              </table:table-cell>
              <table:table-cell table:number-columns-repeated="16383" table:style-name="ce1"/>
            </table:table-row>
            <table:table-row-group>
              <table:table-row table:style-name="ro1">
                <table:table-cell office:value-type="float" office:value="3" table:style-name="ce1">
                  <text:p>3</text:p>
                </table:table-cell>
                <table:table-cell table:number-columns-repeated="16383" table:style-name="ce1"/>
              </table:table-row>
              <table:table-row-group>
                <table:table-row table:style-name="ro1">
                  <table:table-cell office:value-type="float" office:value="4" table:style-name="ce1">
                    <text:p>4</text:p>
                  </table:table-cell>
                  <table:table-cell table:number-columns-repeated="16383" table:style-name="ce1"/>
                </table:table-row>
                <table:table-row-group>
                  <table:table-row table:style-name="ro1">
                    <table:table-cell office:value-type="float" office:value="5" table:style-name="ce1">
                      <text:p>5</text:p>
                    </table:table-cell>
                    <table:table-cell table:number-columns-repeated="16383" table:style-name="ce1"/>
                  </table:table-row>
                  <table:table-row-group>
                    <table:table-row table:style-name="ro1">
                      <table:table-cell office:value-type="float" office:value="6" table:style-name="ce1">
                        <text:p>6</text:p>
                      </table:table-cell>
                      <table:table-cell table:number-columns-repeated="16383" table:style-name="ce1"/>
                    </table:table-row>
                    <table:table-row-group>
                      <table:table-row table:number-rows-repeated="2" table:style-name="ro1">
                        <table:table-cell office:value-type="float" office:value="7" table:style-name="ce1">
                          <text:p>7</text:p>
                        </table:table-cell>
                        <table:table-cell table:number-columns-repeated="16383" table:style-name="ce1"/>
                      </table:table-row>
                    </table:table-row-group>
                    <table:table-row table:style-name="ro1">
                      <table:table-cell office:value-type="float" office:value="6" table:style-name="ce1">
                        <text:p>6</text:p>
                      </table:table-cell>
                      <table:table-cell table:number-columns-repeated="16383" table:style-name="ce1"/>
                    </table:table-row>
                  </table:table-row-group>
                  <table:table-row table:style-name="ro1">
                    <table:table-cell office:value-type="float" office:value="5" table:style-name="ce1">
                      <text:p>5</text:p>
                    </table:table-cell>
                    <table:table-cell table:number-columns-repeated="16383" table:style-name="ce1"/>
                  </table:table-row>
                </table:table-row-group>
                <table:table-row table:style-name="ro1">
                  <table:table-cell office:value-type="float" office:value="4" table:style-name="ce1">
                    <text:p>4</text:p>
                  </table:table-cell>
                  <table:table-cell table:number-columns-repeated="16383" table:style-name="ce1"/>
                </table:table-row>
              </table:table-row-group>
              <table:table-row table:style-name="ro1">
                <table:table-cell office:value-type="float" office:value="3" table:style-name="ce1">
                  <text:p>3</text:p>
                </table:table-cell>
                <table:table-cell table:number-columns-repeated="16383" table:style-name="ce1"/>
              </table:table-row>
            </table:table-row-group>
            <table:table-row table:style-name="ro1">
              <table:table-cell office:value-type="float" office:value="2" table:style-name="ce1">
                <text:p>2</text:p>
              </table:table-cell>
              <table:table-cell table:number-columns-repeated="16383" table:style-name="ce1"/>
            </table:table-row>
          </table:table-row-group>
          <table:table-row table:style-name="ro1">
            <table:table-cell office:value-type="float" office:value="1" table:style-name="ce1">
              <text:p>1</text:p>
            </table:table-cell>
            <table:table-cell table:number-columns-repeated="16383" table:style-name="ce1"/>
          </table:table-row>
        </table:table-row-group>
        <table:table-row table:style-name="ro1">
          <table:table-cell office:value-type="float" office:value="0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-group>
          <table:table-row table:style-name="ro1">
            <table:table-cell office:value-type="float" office:value="1" table:style-name="ce1">
              <text:p>1</text:p>
            </table:table-cell>
            <table:table-cell table:number-columns-repeated="16383"/>
          </table:table-row>
          <table:table-row-group>
            <table:table-row-group>
              <table:table-row table:style-name="ro1">
                <table:table-cell office:value-type="float" office:value="3" table:style-name="ce1">
                  <text:p>3</text:p>
                </table:table-cell>
                <table:table-cell table:number-columns-repeated="16383"/>
              </table:table-row>
              <table:table-row-group>
                <table:table-row-group>
                  <table:table-row table:style-name="ro1">
                    <table:table-cell office:value-type="float" office:value="5" table:style-name="ce1">
                      <text:p>5</text:p>
                    </table:table-cell>
                    <table:table-cell table:number-columns-repeated="16383"/>
                  </table:table-row>
                  <table:table-row-group>
                    <table:table-row-group>
                      <table:table-row table:style-name="ro1">
                        <table:table-cell office:value-type="float" office:value="7" table:style-name="ce1">
                          <text:p>7</text:p>
                        </table:table-cell>
                        <table:table-cell table:number-columns-repeated="16383"/>
                      </table:table-row>
                    </table:table-row-group>
                    <table:table-row table:style-name="ro1">
                      <table:table-cell office:value-type="float" office:value="6" table:style-name="ce1">
                        <text:p>6</text:p>
                      </table:table-cell>
                      <table:table-cell table:number-columns-repeated="16383"/>
                    </table:table-row>
                  </table:table-row-group>
                </table:table-row-group>
                <table:table-row table:style-name="ro1">
                  <table:table-cell office:value-type="float" office:value="4" table:style-name="ce1">
                    <text:p>4</text:p>
                  </table:table-cell>
                  <table:table-cell table:number-columns-repeated="16383"/>
                </table:table-row>
              </table:table-row-group>
            </table:table-row-group>
            <table:table-row table:style-name="ro1">
              <table:table-cell office:value-type="float" office:value="2" table:style-name="ce1">
                <text:p>2</text:p>
              </table:table-cell>
              <table:table-cell table:number-columns-repeated="16383"/>
            </table:table-row>
          </table:table-row-group>
        </table:table-row-group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-group>
          <table:table-row-group>
            <table:table-row-group>
              <table:table-row-group>
                <table:table-row-group>
                  <table:table-row-group>
                    <table:table-row-group>
                      <table:table-row table:style-name="ro1">
                        <table:table-cell office:value-type="float" office:value="7" table:style-name="ce1">
                          <text:p>7</text:p>
                        </table:table-cell>
                        <table:table-cell table:number-columns-repeated="16383"/>
                      </table:table-row>
                    </table:table-row-group>
                  </table:table-row-group>
                </table:table-row-group>
              </table:table-row-group>
            </table:table-row-group>
          </table:table-row-group>
        </table:table-row-group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-group>
          <table:table-row-group>
            <table:table-row-group>
              <table:table-row-group>
                <table:table-row-group>
                  <table:table-row-group>
                    <table:table-row-group>
                      <table:table-row table:style-name="ro1">
                        <table:table-cell table:number-columns-repeated="16384" table:style-name="ce1"/>
                      </table:table-row>
                    </table:table-row-group>
                  </table:table-row-group>
                </table:table-row-group>
              </table:table-row-group>
            </table:table-row-group>
          </table:table-row-group>
        </table:table-row-group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17-07-10T06:26:33Z</meta:creation-date>
    <dc:date>2017-07-10T06:28:25Z</dc:date>
  </office:meta>
</office:document-meta>
</file>